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P2" style:family="paragraph" style:parent-style-name="Footer">
      <style:paragraph-properties fo:text-align="start" style:justify-single-word="false"/>
      <style:text-properties fo:font-size="10pt" officeooo:paragraph-rsid="00110b92" style:font-size-asian="10pt" style:font-size-complex="10pt"/>
    </style:style>
    <style:style style:name="P3"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4" style:family="paragraph" style:parent-style-name="Standard">
      <style:paragraph-properties fo:margin-left="0cm" fo:margin-right="0cm" fo:margin-top="0cm" fo:margin-bottom="0cm" style:contextual-spacing="false" fo:line-height="200%" fo:text-indent="2cm" style:auto-text-indent="false" fo:break-before="page"/>
      <style:text-properties style:font-name="Times New Roman" fo:font-size="13pt" fo:font-weight="normal" officeooo:paragraph-rsid="000aa28a" style:font-size-asian="13pt" style:font-weight-asian="normal" style:font-size-complex="13pt" style:font-weight-complex="normal"/>
    </style:style>
    <style:style style:name="P5" style:family="paragraph" style:parent-style-name="Text_20_body">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6"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7"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0db9d2" officeooo:paragraph-rsid="000db9d2" style:font-size-asian="13pt" style:font-weight-asian="normal" style:font-size-complex="13pt" style:font-weight-complex="normal"/>
    </style:style>
    <style:style style:name="P8"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100529" officeooo:paragraph-rsid="00100529" style:font-size-asian="13pt" style:font-weight-asian="normal" style:font-size-complex="13pt" style:font-weight-complex="normal"/>
    </style:style>
    <style:style style:name="P9"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bold" officeooo:paragraph-rsid="000db9d2" style:font-size-asian="13pt" style:font-weight-asian="bold" style:font-size-complex="13pt" style:font-weight-complex="bold"/>
    </style:style>
    <style:style style:name="P10"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aa28a" style:font-size-asian="13pt" style:font-weight-asian="normal" style:font-size-complex="13pt" style:font-weight-complex="normal"/>
    </style:style>
    <style:style style:name="P11"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db9d2" style:font-size-asian="13pt" style:font-weight-asian="normal" style:font-size-complex="13pt" style:font-weight-complex="normal"/>
    </style:style>
    <style:style style:name="P12"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13"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14"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db9d2" style:font-size-asian="13pt" style:font-weight-asian="bold" style:font-size-complex="13pt" style:font-weight-complex="bold"/>
    </style:style>
    <style:style style:name="P15"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rsid="000aa28a" officeooo:paragraph-rsid="000aa28a" style:font-size-asian="13pt" style:font-weight-asian="bold" style:font-size-complex="13pt" style:font-weight-complex="bold"/>
    </style:style>
    <style:style style:name="P16"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6pt" fo:font-weight="bold" officeooo:rsid="000db9d2" officeooo:paragraph-rsid="000db9d2" style:font-size-asian="16pt" style:font-weight-asian="bold" style:font-name-complex="Arial1" style:font-size-complex="16pt" style:font-weight-complex="bold"/>
    </style:style>
    <style:style style:name="P17"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style:font-name="Times New Roman" fo:font-size="16pt" fo:font-weight="bold" officeooo:paragraph-rsid="000db9d2" style:font-size-asian="16pt" style:font-weight-asian="bold" style:font-size-complex="16pt" style:font-weight-complex="bold"/>
    </style:style>
    <style:style style:name="P18" style:family="paragraph" style:parent-style-name="Text_20_body">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19"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0db9d2" officeooo:paragraph-rsid="000db9d2" style:font-size-asian="13pt" style:font-weight-asian="bold" style:font-size-complex="13pt" style:font-weight-complex="bold"/>
    </style:style>
    <style:style style:name="P20"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100529" officeooo:paragraph-rsid="00100529" style:font-size-asian="13pt" style:font-weight-asian="bold" style:font-size-complex="13pt" style:font-weight-complex="bold"/>
    </style:style>
    <style:style style:name="P21"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normal" officeooo:rsid="000db9d2" officeooo:paragraph-rsid="000db9d2" style:font-size-asian="13pt" style:font-weight-asian="normal" style:font-size-complex="13pt" style:font-weight-complex="normal"/>
    </style:style>
    <style:style style:name="P22" style:family="paragraph" style:parent-style-name="Standard" style:master-page-name="First_20_Page">
      <style:paragraph-properties fo:margin-left="0cm" fo:margin-right="0cm" fo:margin-top="0cm" fo:margin-bottom="0cm" style:contextual-spacing="false" fo:line-height="200%" fo:text-align="center" style:justify-single-word="false" fo:text-indent="0cm" style:auto-text-indent="false" style:page-number="auto"/>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23"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db9d2" style:font-size-asian="13pt" style:font-weight-asian="bold" style:font-size-complex="13pt" style:font-weight-complex="bold"/>
    </style:style>
    <style:style style:name="P24"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120fec" style:font-size-asian="13pt" style:font-weight-asian="bold" style:font-size-complex="13pt" style:font-weight-complex="bold"/>
    </style:style>
    <style:style style:name="T1" style:family="text">
      <style:text-properties fo:font-style="italic" officeooo:rsid="00110b92" style:font-style-asian="italic" style:font-style-complex="italic"/>
    </style:style>
    <style:style style:name="T2" style:family="text">
      <style:text-properties officeooo:rsid="00110b92"/>
    </style:style>
    <style:style style:name="T3" style:family="text">
      <style:text-properties officeooo:rsid="00111b9b"/>
    </style:style>
    <style:style style:name="T4" style:family="text">
      <style:text-properties fo:font-weight="bold" style:font-weight-asian="bold" style:font-weight-complex="bold"/>
    </style:style>
    <style:style style:name="T5" style:family="text">
      <style:text-properties fo:font-weight="bold" officeooo:rsid="000db9d2" style:font-weight-asian="bold" style:font-weight-complex="bold"/>
    </style:style>
    <style:style style:name="T6" style:family="text">
      <style:text-properties style:font-name-complex="Arial1"/>
    </style:style>
    <style:style style:name="T7" style:family="text">
      <style:text-properties officeooo:rsid="000aa28a" style:font-name-complex="Arial1"/>
    </style:style>
    <style:style style:name="T8" style:family="text">
      <style:text-properties officeooo:rsid="000aa28a"/>
    </style:style>
    <style:style style:name="T9" style:family="text">
      <style:text-properties officeooo:rsid="000b6b4f"/>
    </style:style>
    <style:style style:name="T10" style:family="text">
      <style:text-properties officeooo:rsid="000c77ed"/>
    </style:style>
    <style:style style:name="T11" style:family="text">
      <style:text-properties officeooo:rsid="000db9d2"/>
    </style:style>
    <style:style style:name="T12" style:family="text">
      <style:text-properties fo:font-weight="normal" style:font-weight-asian="normal" style:font-weight-complex="normal"/>
    </style:style>
    <style:style style:name="T13" style:family="text">
      <style:text-properties fo:font-weight="normal" officeooo:rsid="000db9d2" style:font-weight-asian="normal" style:font-weight-complex="normal"/>
    </style:style>
    <style:style style:name="T14" style:family="text">
      <style:text-properties fo:font-weight="normal" officeooo:rsid="00120fec" style:font-weight-asian="normal" style:font-weight-complex="normal"/>
    </style:style>
    <style:style style:name="T15" style:family="text">
      <style:text-properties officeooo:rsid="000e2899"/>
    </style:style>
    <style:style style:name="T16" style:family="text">
      <style:text-properties officeooo:rsid="000f0080"/>
    </style:style>
    <style:style style:name="T17" style:family="text">
      <style:text-properties officeooo:rsid="00100529"/>
    </style:style>
    <style:style style:name="T18" style:family="text">
      <style:text-properties officeooo:rsid="00120f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ocumentation et gestion de document informatiques</text:p>
      <text:p text:style-name="P12">420—DM</text:p>
      <text:p text:style-name="P12"/>
      <text:p text:style-name="P12"/>
      <text:p text:style-name="P12"/>
      <text:p text:style-name="P16">L'évolution des périphériques et des support d'informations</text:p>
      <text:p text:style-name="P12"/>
      <text:p text:style-name="P12"/>
      <text:p text:style-name="P12">Travail présenté à </text:p>
      <text:p text:style-name="P12">Louis Marchand et Jonathan Gareau</text:p>
      <text:p text:style-name="P12"/>
      <text:p text:style-name="P12"/>
      <text:p text:style-name="P12">Fait par :</text:p>
      <text:p text:style-name="P12">David Brousseau,</text:p>
      <text:p text:style-name="P12">Karyne</text:p>
      <text:p text:style-name="P12">Marc-André</text:p>
      <text:p text:style-name="P12"/>
      <text:p text:style-name="P12"/>
      <text:p text:style-name="P12"/>
      <text:p text:style-name="P12">Cégep de Drummondville</text:p>
      <text:p text:style-name="P12">Le?? mai 2013</text:p>
      <text:p text:style-name="P4"><text:span text:style-name="T6">Que l'on parle de votre iPod, votre lecteur MP3, votre téléphone mobile, votre ordinateur de bureau, votre cafetière, ou même votre voiture, tous ces objets font partie de la technologie d'aujourd'hui. Chaque jour, nous sommes entourés par la technologie, nous vivons dans la technologie, nous avons même une vie facilitée par la technologie qui ne cesse d'évoluer au fil du temps, elle nous permet maintenant de contacter qui l'on veut, quand l'on veut. En effet, vous n'avez plus qu'à passer un coup de fil ou envoyer un e-mail et le tour est joué ! C’est grâce à cette constante évolution de tous les types de technologies que nous faisons tant de progrès dans plusieurs secteurs du monde et que nous pouvons aujourd’hui dépasser d’innombrables objectifs qui nous paraissaient alors infaisable. Une des constantes évolutions importantes est celle des périphériques de stockages. Par exemple, il y a quelques années, les ordinateurs ne pouvaient stocker que quelques gigaoctets alors que, de nos jours nous avons atteint des capacités qui dépassent le téraoctet! Alors, parmi la multitude des produits électroniques, les périphériques de stockage sont, quant à eux, très sujet à la progression et l’amélioration de leurs composantes, augmentant ainsi la performance et la capacité de ceux-ci. Malgré les nombreux avantages qu’apportent les différentes technologies, nous faisons tout aussi faces à de nouveaux désavantages qui n’existaient pas auparavant. </text:span><text:span text:style-name="T7">Nous débuterons cette recherche avec un bref historique des divers périphériques et supports d'informations existants.</text:span></text:p>
      <text:p text:style-name="P3"/>
      <text:p text:style-name="P15">La carte perforé</text:p>
      <text:p text:style-name="P3"/>
      <text:p text:style-name="P3">La carte et ruban perforés sont les deux premier support d'entré et de sortie. C'est <text:soft-page-break/>aussi la premiere mémoire de masse dans les débuts de l'informatique. En 1728 les cartes perforées étaient utilisé pour automatiser le fonctionnement des métiers à tisser. En 1801, elle sera perfectionner par Joseph Marie Jacquard et en 1834 Charle Babbage les utilisera pour donner des instruction à sa machine analytique. En 1884 un brevet est émis à Herman Hollerith pour une machine destinée à accèlérer le recensement des état du gouvernement américain. En 1920 le remplacment du mécanisme par un dispositif de brosse métalliques sera poser. En 1928 la carte <text:s/>sera breveté par IBM. En 1970 la disparition de des carte perforé devient progressive pour laisser la place au ruban perforer. Par contre en 2000 Il y avait encore des machines à voter utilisant les carte perforé à l'élection présidentielle. Son fonctionnement est plutot simple. Elle se lit de maniere séquentielle sur une machine qui consiste a perforer la carte à l'aide d'un bordereau de saisi au nombre de 1, 2, 3 par caractère disposé en colonne sur une largeur de 80 colone et <text:s/>sur 12 ligne parallèle a la longueur. Stocker dans dans un boitier pouvant contenir 2000 carte. La lecture se faisait à l'aide d'une aiguille qui passait en revue les ligne et les colonnes.</text:p>
      <text:p text:style-name="P10"/>
      <text:p text:style-name="P15">Le ruban perforé</text:p>
      <text:p text:style-name="P3"/>
      <text:p text:style-name="P3">Le ruban perforé est apparu en 1880 avec le monotype et la machine mécanographique de Herman Hollerith. Son fonctionnemen est similaire à celui de la carte pour ce qui est de percé des troue. Le tout ce fait de maniere souple et solide et de facon circurlaire dans le sens de la largeur qui permet d'encoder des valeurs sur 1octet ou 8bit. <text:soft-page-break/>L'inconvénien du rubant est que s'il y avait un erreur on devait couper et recoller le ruban. On ne pouvait pas seulement le remplacer comme une carte. L'avantage c'est que le ruban est beaucoup moin volumineux que cette derniere et ne risquait pas d'etre en désorde dans son boitier.</text:p>
      <text:p text:style-name="P3"/>
      <text:p text:style-name="P15">La bande magnétique</text:p>
      <text:p text:style-name="P3"/>
      <text:p text:style-name="P10"><text:span text:style-name="T8">La b</text:span>ande magnétique <text:span text:style-name="T8">est utilisé pour la première fois en 1940 en france pour l'enregistrement du son. En 1950 elle sera standarisé et utilier pour la mémoir de masse des ordinateurs. Ce qui donnera naissance au LTO (Linear Tape Open). La bande pouvait mesurer jusqu'à 2400 pied et un demi pouce de large, l'enregistrement était soit linéaire ou héllicoidal.</text:span></text:p>
      <text:p text:style-name="P3"/>
      <text:p text:style-name="P3"><text:tab/></text:p>
      <text:p text:style-name="P3"><text:s/><text:span text:style-name="T8">les d</text:span>onné<text:span text:style-name="T8">es étaient entassées</text:span> dans des bloc, séparé par des interval, qui permet de s'arreter avant de prendre une lecture. <text:span text:style-name="T8">C'était possible</text:span> de lire <text:span text:style-name="T8">la bande</text:span> dans les deux sens. Des collant sont collé sur la bande <text:span text:style-name="T8">pour nous indiquier</text:span> le début et la fin de la zonne de donné. C'est le raport prix/densité qui en fait un support de choix pour la sauvegarde informatique au XXe siecle. <text:span text:style-name="T8">Cette dernière a une </text:span>duré de vie entre 10 et 20 pouvant atteindre le 40 si bien entreposer. <text:span text:style-name="T8">La c</text:span>ouche magnétique sur la bande <text:span text:style-name="T8">aide à l'écriture</text:span>.</text:p>
      <text:p text:style-name="P3"/>
      <text:p text:style-name="P13"><text:span text:style-name="T8">Le d</text:span>isque dure</text:p>
      <text:p text:style-name="P3"><text:soft-page-break/></text:p>
      <text:p text:style-name="P3"><text:span text:style-name="T8">En 1956 le premier disque dure RAMAC 305 (Ramdom Acces Methode of Accounting and Control) vallait 10 000$ (de l'époque) par méga octect. J. Hagopian propose en 1954 un design différent et dessine l'équivalent des disque dure actuel. Ce n'est qu'en 1969 que voit le jours un premier disque composé de deux disque, dont un amovible et l'autre fixe. Le 30-30 pour désigner 30 mo chaque. En 1970 HP sort les premier disque à tête amovible. En 1998 on voit l'apparition des premiers dique dure de 25 mégaoctet. Dû à la concurrence en 2000 on remaque une baisse des prix. En 2011, le marché est évalué à 700 million d'unité par ans. Le disque dure est formé de deux plateaux rigide en rotation et est constitué d'un disque en alluminium léger recouvert d'une couche magnétique sur laquelle sont entassé les données en binaire. Grace à une tête de lecture et écriture qui modifie le champ local pour écrire un 1 ou un 0. L</text:span>es disque contienne un axe central autoure des quelle les plateau tourne a vitese constante. <text:span text:style-name="T18">Le disque dure comporte 3 defaut à ne pas négliger. Soit le mécanique et la fragilité d'une part, les nuisances sonore du à lecture des donnés et bien evidement le temps de réponse. Le disque tournant à l'intérieur du disque dure doit faire un demi tours pour lire les données.</text:span></text:p>
      <text:p text:style-name="P3"/>
      <text:p text:style-name="P13"><text:span text:style-name="T8">La d</text:span>isquette</text:p>
      <text:p text:style-name="P3"/>
      <text:p text:style-name="P3"><text:tab/><text:span text:style-name="T9">En </text:span>1967, <text:span text:style-name="T9">l'</text:span>apparition de la disquette dans sa version 8pouce <text:span text:style-name="T9">devient très populaire. En 1981, la deuxième génération au 5¼ et en 1987, la troisième génération possédait une enveloppe qui n'était plus de carton souple, mais de matière rigide. Son fonctionnement est </text:span><text:soft-page-break/><text:span text:style-name="T9">divisé en piste numéroté de 0 a n variant avec le type de disquette. Chaque piste est divisé en nombre constant de secteur a part égale proportionnelle à la longueur de la piste ce qui permet d'augmenter la capacité de stockage.</text:span></text:p>
      <text:p text:style-name="P3"/>
      <text:p text:style-name="P13"><text:span text:style-name="T9">La d</text:span>isquette Zip</text:p>
      <text:p text:style-name="P3"/>
      <text:p text:style-name="P3"><text:tab/><text:span text:style-name="T9">En </text:span>1994, <text:span text:style-name="T9">on vit</text:span> appar<text:span text:style-name="T9">aitre</text:span> la disquette zip. <text:span text:style-name="T9">Deux ans plus tard Epson sort une version du lecteur zip en parallèle. Elle aura une courte duré de vie car en 2005 on arrête la commercialisation. Son fonctionnement est similaire à la disquette parcontre cette dernière est protégé en écriture à l'aide d'un logiciel. Il était aussi possible de restraindre l'acces à l'aide de mot de passe. Un outil de type catalogue permettait de constitué un catalogue de tout les fichier </text:span><text:span text:style-name="T9">présent sur la disquette. Il y avait aussi un outil d'archivage et de backup.</text:span></text:p>
      <text:p text:style-name="P3"/>
      <text:p text:style-name="P13">L<text:span text:style-name="T9">e d</text:span>isque Jazz</text:p>
      <text:p text:style-name="P3"/>
      <text:p text:style-name="P3"><text:tab/><text:span text:style-name="T9">Ce dernier est apparut en </text:span>1995 – apparition du disque <text:span text:style-name="T9">et cesser d'être commercialiser en 2002. C'était le succésseur direct de la disquette zip. Les lecteurs et les disque Jazz utilisent un support à plateau rigide similaire à celui dans les disques dures qui représentait une solution de sauvegarde compacte et haute capacité (2 Go). Conçus pour être portables, les disques Jazz, comme les autres disques amovible, ont malheureusment des chance accrues de subir une perte de données. L,endommagment physique, la poussière, la </text:span><text:soft-page-break/><text:span text:style-name="T9">contamination du support ou les champs magnétique peuvent causer l'illisibilité des disques Jazz ou la perte des fichiers, si vous n'êtes pas protégé contre ces menaces.</text:span></text:p>
      <text:p text:style-name="P3"/>
      <text:p text:style-name="P13"><text:span text:style-name="T9">Le d</text:span>isque magnéto-optique</text:p>
      <text:p text:style-name="P3"/>
      <text:p text:style-name="P3"><text:tab/><text:span text:style-name="T9">Créer vers la fin des années 80, son fonctionnement est purement optique. L'écriture se fait à l'aide d'un lazer qui chauffe le point concerné pour y incrire les données.</text:span></text:p>
      <text:p text:style-name="P3"/>
      <text:p text:style-name="P13"><text:span text:style-name="T9">Le d</text:span>isque optique</text:p>
      <text:p text:style-name="P3"/>
      <text:p text:style-name="P3"><text:tab/><text:span text:style-name="T9">En </text:span>1978, <text:span text:style-name="T9">l'</text:span>invention du disque par <text:span text:style-name="T9">S</text:span>onny <text:span text:style-name="T9">C</text:span>orporation, <text:span text:style-name="T9">P</text:span>hilips et <text:span text:style-name="T9">H</text:span>itachie <text:span text:style-name="T9">voit le jours. En 1995, le DVD un disque avec une plus grande capacité est créer. Toujours dans l'optique d'accroite la qualité et les capacité du disque on note les premieres apparition du </text:span><text:span text:style-name="T9">blu-ray en 2000. Ce dernier est un disque haute définition. </text:span><text:span text:style-name="T10">La lecture est effectué par des vaisseau de lumière cohérente (laser) qui vient frapper le disque à répétition. Les irrégularité appelé « pits » était lisible car les laser frappait aussi dans la surface réfléchissante de celui-ci. Les variation que ça créait était enregistré en binair par un capteur transformé par la suite en signial analogique.</text:span></text:p>
      <text:p text:style-name="P3"/>
      <text:p text:style-name="P13"><text:span text:style-name="T10">La m</text:span>émoire flash (carte mémoire <text:span text:style-name="T10">et clés USB</text:span>)</text:p>
      <text:p text:style-name="P3"/>
      <text:p text:style-name="P3"><text:soft-page-break/><text:tab/><text:span text:style-name="T10">En </text:span>1988, le flash NOR <text:span text:style-name="T10">est </text:span>inventé par Fujio Masuoka. <text:span text:style-name="T10">Poursuivi </text:span>1<text:span text:style-name="T10">du</text:span> flash NAND <text:span text:style-name="T10">en 1989. Ce n'est qu'en 2008 qu'on voit l'apparition de la clée USB et en 2010 les Sdcard qui font office de standard de stockage. <text:s/>Il existe une panoplie de carte mémoire, la plus </text:span><text:span text:style-name="T10">répandu est la « Sd » » qui offre une possibilité de gérer les droit d'auteur et de chiffré les donnés.</text:span></text:p>
      <text:p text:style-name="P3"/>
      <text:p text:style-name="P13"><text:span text:style-name="T10">Le d</text:span>isque SSD</text:p>
      <text:p text:style-name="P13"/>
      <text:p text:style-name="P3"><text:tab/><text:span text:style-name="T10">Sa premiere apparution fu en 1970. Il fut popularisé plus tard. Les données sont stocké sur de la mémoire flash de la même manière qu'une clé usb. </text:span><text:span text:style-name="T18">C'est l'équivalent d'une énorme clée USB qui est dans l'ordinateur et qui est utilisé comme un disque dure normal hdd. À l'apparition du SSD les disques hdd tounre en moyenne 7200 tr/min soit 4,2 ms de latence. Alors que le ssd fait plus de 500 Mo/s.</text:span></text:p>
      <text:p text:style-name="P3"><text:tab/></text:p>
      <text:p text:style-name="P13"><text:span text:style-name="T10">Le s</text:span>erveur distant</text:p>
      <text:p text:style-name="P3"/>
      <text:p text:style-name="P3"><text:tab/><text:span text:style-name="T10">En </text:span>1970, les premier serveur font leur apparition. <text:span text:style-name="T10">En 1975, poste canada met en place un serveur en vu d'utiliser des moyen électronique pour envoyé du courrier. Entre 1980 et </text:span><text:span text:style-name="T10">1995 on remarque l'apparition de divers réseau locaux, service en ligne, etc. En 2002, on parle beaucoup du cloud computing qui sera une technologie future. Vers les 2010 tout les grande compagnie commence à migrer vers le cloud computing malgré quelque récalcitrant.</text:span></text:p>
      <text:p text:style-name="P10"><text:soft-page-break/><text:span text:style-name="T10">Les réseaux distant transmet l'information via l'internet ou un cable réseau. Elle peu emménager </text:span><text:s/>l<text:span text:style-name="T10">'</text:span>informationsur un méga disque qui sert de serveur. <text:span text:style-name="T10">Comparativement au cloud qui lui tout se fait sur internet. Ce qui nous amène à parler plus en profondeur du cloud computing.</text:span></text:p>
      <text:p text:style-name="P3"/>
      <text:p text:style-name="P18"><text:span text:style-name="T10">Le c</text:span>loud computing</text:p>
      <text:p text:style-name="P5"/>
      <text:p text:style-name="P6"><text:span text:style-name="T10">I</text:span>l est très difficile de donner une définition du « cloud computing », car c’est un paradigme. Certains disent que le « cloud computing » est un modèle informatique qui propose des services informatiques à la demande et que ses services sont accessibles n’importe où, n’importe quand et par n’importe qui. D’autres le voient comme un nuage de services et de données et qu’il est difficile de reconnaître s’il s’agit de cloud ou d’autre chose qui a simplement voler le nom pour faire de la publicité. Il est vrai que sur internet, il n’y a que des définitions très vagues et différentes les une des autres et que l’historique n’est jamais certaine à 100%. Je crois que c’est encore une technologie très utilisée, mais très peu connu. Ce que je veux dire par connu, c’est que tout ce que nous savons de ce mode est toujours un peu nébuleux et que dans ces cas-là, il vaut toujours mieux être prudent.</text:p>
      <text:p text:style-name="P6"/>
      <text:p text:style-name="P6">Le concept de « cloud computing » a été initié en 2002 par le cybermarchand Amazon qui avait investi dans un parc informatique pour pouvoir alléger ses serveurs de commerce en ligne durant la période des fêtes. L’achat en ligne commençait à prendre de plus <text:soft-page-break/>en plus de popularité durant les fêtes, mais le restant de l’année était un peu mort alors, Amazon a décidé de louer cette nouvelle capacité pour que des gens puissent y emmagasiner des données et pour qu’ils puissent utiliser les serveurs. Tout cela était bien évidemment accessible par internet et tout était accessible en temps réel. Ce n’est que 4 ans plus tard qu’Amazon va comprendre qu’il a créé un « nouveau » mode de consommation de l’informatique et d’internet. Nouveau n’est pas mis entre guillemets pour rien, car le « cloud computing » n’est pas exactement nouveau comme il est expliqué un peu plus haut. ASP existait déjà dans les années 1990 alors, Amazon n’a qu’amélioré les modes qui existaient déjà.</text:p>
      <text:p text:style-name="P3"/>
      <text:p text:style-name="P5">Certes, plusieurs avantages s'offre à  nous avec cette technologie qui ne cesse d'évoluer chaque année, mais, les avantages offerts par celle-ci surpassent-ils réellement les quelques inconvénients qui y sont rattachés qui, dans certains cas, peuvent devenir très complexe en matière d'utilisation/compréhension? </text:p>
      <text:p text:style-name="P6"/>
      <text:p text:style-name="P19">Le post-cloud computing</text:p>
      <text:p text:style-name="P7"/>
      <text:p text:style-name="P7">Et maintenant? <text:span text:style-name="T15">Puisque le cloud coute cher en entretient et remplacement d'équipement; puisque la demande va plus vite que la disponibilité des serveur; puisque la securité est compromise et coute encore plus cher; q</text:span>ue sera les nouvelles technologies? On aura vu bien des évolution, mais qu'est-ce qu'il y aura par la suite. D<text:span text:style-name="T15">urant cette recherche, j'ai appris que la plus part des bugs ne sont pas causé par des virus, mais plutot par des gens ordinaire </text:span><text:soft-page-break/><text:span text:style-name="T15">comme nous qui ne savent tout simplement pas se servir correctement de l'ordinateur. Les </text:span><text:span text:style-name="T15">grandes compagnie songe déjà à implémenter une technologies sous forme d'un boitier munis d'une puce uniquement qui se connecterais à un serveur similaire au Cloud ce assurait un meilleur contrôle des mise-jours, de l'entretient physique du serveur ou de la machine. </text:span><text:span text:style-name="T16">Certaine compagnie parle même d'implanter cette puce à même les écrans d'ordinateur, de sorte que les usager n'est plus a se soucier de l'état de leur ordinateurs. Mais encore là la question se pose, les </text:span><text:span text:style-name="T16">virus, les hackers et même les pannes majeur de serveur serait un inconvénients. À long terme il parle même d'en faire un service public, privé. C'est donc dire en quelque sorte qu'on pourrait choisir notre compagnie de serveur selon l'espace offert, les prix par GB et la sécurité offerte. </text:span><text:span text:style-name="T17">D'une autre part il est aussi question d'un projet hybrid appelé le « Cloud Gaming » qui consite a un partage des ressources. Ce qui permettrait a un individi qui ne possède qu'une seule barette de ram de 1Go et une carte graphique de faible qualité de pouvoir jouer à des jeux de tres haute definition par le partage des ressources physique qui se trouverais sur un serveur distant.</text:span></text:p>
      <text:p text:style-name="P7"/>
      <text:p text:style-name="P20">Prise de position</text:p>
      <text:p text:style-name="P21"/>
      <text:p text:style-name="P9"><text:span text:style-name="T12">Ces nouvelles technologies nous permettent de faire un très grand bon vers l'avant et </text:span><text:span text:style-name="T12">ainsi avoir une meilleure efficacité pour l'utilisation que nous en faisons de tous les jours, et ce malgré les quelques problématiques qu'apportent ces nouveaux concepts. En effet, alors que nous étions à une capacité maximale de quelques Ko il y a plusieurs années, nous pouvons maintenant atteindre plus de 2To facilement et à des coûts plus qu'abordables! Sans compter la </text:span><text:soft-page-break/><text:span text:style-name="T12">vitesse qui ne cesse de s'améliorer et rendre nos ordinateurs de plus en plus performants est aussi un autre avantage à prendre en considération, car sans cette évolution continue, nous atteindrions le point ou la dernière technologie ne peut plus combler les attentes de l'utilisateur, </text:span><text:span text:style-name="T12">et sachant que chaque technologie devient très vite obsolète, il ne nous faudrait pas plus de quelques années avant de capter la limite de nos nouveaux appareils. Donc, la constante évolution est un facteur très important pour ne pas se retrouver à être limité par les capacités </text:span><text:span text:style-name="T12">que nous offre la technologie la plus récente.</text:span></text:p>
      <text:p text:style-name="P6"/>
      <text:p text:style-name="P6">Malgré que la plupart des découvertes technologiques sont très impressionnantes et nous font part d'une multitudes d'avantages incroyables, ils demeurent néanmoins de plus en plus difficiles à utiliser que leur prédécesseur, par leur complexité, leur prix, leur durée de vie, leur niveau de sécurité, etc. Prenons par exemple les deux types de disques durs principaux : Le HDD et le SSD. Comme nous avons pu le constater plus tôt, la nouvelle technologie du SSD est extrêmement avantageuse face à celle du HDD. Plus grande vitesse de lecture, meilleure protection contre les chocs, minimum de consommation d'énergie ce qui permet aussi d'avoir une température très peu élevée comparée à celle du HDD. Par contre, les trois grand désavantages sont ceux du prix, de la capacité et la durée de vie. Examinons ces trois désavantages. Pour ce qui est du prix, ce n'est pas un si gros désavantages, car, éventuellement, celui-ci se normalisera lorsque les SSD auront pris la place du HDD. Du côté de la capacité du SSD, nous avons l'impression d'avoir fait un pas en arrière dans la technologie. En effet, alors que les HDD sont rendus à plus de 2To de capacité, les SSD ont à peine atteint le 512Go, <text:soft-page-break/>capacité qui, aujourd'hui, peut très vite être handicapante pour certains utilisateurs, et ce pour un prix extrêmement élevé dont le rapport $/Go est au-dessus de 10 fois celui du HDD! Le troisième énorme désavantage est sa durée de vie. Comme plusieurs technologies de nos jours, la durée de vie du SSD est très faible. Surtout avec les MLC qui ont une durée de vie nettement inférieure que les SLC, surtout réservé pour des raisons professionnels, sans compter les coûts extravagants que doivent débourser les utilisateurs de cette technologie, qui reste tout de même avec une durée de vie minime comparée au HDD. Bref, est-il si avantageux d'avoir un disque dur beaucoup plus puissant, plus rapide, plus solide si nous devons débourser pour une dizaine d'entre-eux seulement pour égaler la durée de vie d'un HDD? Et sans oublier que nous devrions faire attention à ne pas perdre nos données bêtement lorsque la vie du SSD s'achève. Donc, le SSD et le HDD sont un bon exemple pour démontrer les accrochages des nouvelles technologies, malgré leur avantages qui semble parfois pouvoir passer outre leur côtés néfastes. Un autre exemple de mauvais côté de la technologie est la suivante : Le système de Cloud Computing. En effet, cette nouvelle idée suscite beaucoup de controverses. En effet, malgré les nombreux avantages que nous offres ce stockage en ligne, il y a plusieurs risques. Tout d'abord, le Cloud Computing fait face à un problème majeur : La connection du réseau. Si un utilisateur utilise un système de « Cloud », il doit obligatoirement resté connecté sur le réseau et avoir une excellente connexion pour pouvoir profiter pleinement des avantages du Cloud. Bref, s'il y a un problème de réseau, il n'y a tout simplement plus d'accès au Cloud du réseau, ce qui peut entraîner un ralentissement considérable dans une entreprise fonctionnant avec un système de stockage Cloud. Un autre côté inquiétant des Clouds est la sécurité informatique. En effet, si les <text:soft-page-break/>fichiers stockées dans le Cloud n'ont sont pas bien sécurisées, une personne mal intentionnée peut alors facilement lire, copier, modifier ou supprimer des fichiers dans le Cloud, chose dont personne ne veut en être victime. Un autre point qui touche énormément les entreprises est celui du coût qui peut largement, à long terme, devenir bien moins économique que l'ancienne méthode de travaille avant le Cloud Computing. Un autre point néfaste est celui du contrat, où l'entreprise doit bien prendre soin de respecter chacun des points inclus dans le contrat. Un autre désavantage, celui du choix de l'hébergeur du Cloud. Si votre hébergeur ne peut pas suivre l'avancement de cette technologie, cela vous obliegent donc à devoir renoncer à votre hébergeur et devoir en chercher un nouveau, qui sera mieux satisfaire les besoins de l'entreprise, sans compter que transférer tous vos fichiers d'un Cloud à un autre peut être une tâche longue et pénible. Bref, encore une fois, le Cloud est tout aussi un bon exemple pour démontrer que, dans certains cas, la technologie n'est peut-être pas si révolutionnaire que l'on pourrait le croire. Donc, malgré les avancées technologiques, bon nombre de ces nouveautés sont parfois risqués à utiliser par un quelconque utilisateur ne connaissant pas les mise en gardes auxquelles il devrait porter attention pour ne pas bêtement gaspiller ses économies ou voir du contenu privé se retrouver chez des entreprises adverses. Bref, il faut être très vigilant avec les avancées technologiques.</text:p>
      <text:p text:style-name="P6"/>
      <text:p text:style-name="P20">Conclusion</text:p>
      <text:p text:style-name="P8"/>
      <text:p text:style-name="P8">Pour conclure nous avons fait un bref historique des différents périphériques et <text:soft-page-break/>support d'information qui existaient et existe encore en ce qui à trait au stockage d'information. Nous somme passé d'une d'une bande magnétique à la mémoir flash pour finalement aboutir au « cloud computing » Est-ce réellement une bonne chose? Nous avons démontré que ce n'était pas une question à une seule réponse aussi simple à répondre que l'on croit. D'ailleur nous avons pris position sur le non pour notre part pour plusieur raison. Par ailleur nous pouvons aussi nous posé des questions similaire par exemple la miniaturisation des appareils est-elle si nécéssaire? Tout les technologie abborder dans cette recherche tente à etre plus discrete et plus pratique. Il existe déjà une montre micro-ordinateur. Est-ce que l'évolution de nos technologie est en train de nous dépasser?</text:p>
      <text:p text:style-name="P17"><text:span text:style-name="T11">Glossaire</text:span> :</text:p>
      <text:p text:style-name="P10"/>
      <text:p text:style-name="P24"><text:span text:style-name="T18">Latence :</text:span><text:span text:style-name="T14"> Décalage de temps entre un stimulus et une réaction.</text:span></text:p>
      <text:p text:style-name="P14"><text:span text:style-name="T11"/></text:p>
      <text:p text:style-name="P14"><text:span text:style-name="T11">Outil de type catalogue :</text:span><text:span text:style-name="T13"> </text:span><text:span text:style-name="T14">Se présente sous base de données, le catalogue permet d'effectuer des recherches, ou d'ordonné des informations pour les retrouvers plus facilement.</text:span></text:p>
      <text:p text:style-name="P10"/>
      <text:p text:style-name="P10"><text:span text:style-name="T5">P</text:span><text:span text:style-name="T4">ériphérique :</text:span> <text:span text:style-name="T11">Ajout matériel à l'ordinateur pour pouvoir lire l</text:span>e<text:span text:style-name="T11">s</text:span> disque<text:span text:style-name="T11">s</text:span>, <text:span text:style-name="T11">les </text:span>disquette<text:span text:style-name="T11">s, etc</text:span>.</text:p>
      <text:p text:style-name="P10"/>
      <text:p text:style-name="P11"><text:span text:style-name="T5">Pits :</text:span><text:span text:style-name="T11"> Cavité dont la longueur vascile entre 0,833 et 3,56 microns et la largeur de 0,6 micron</text:span></text:p>
      <text:p text:style-name="P10"/>
      <text:p text:style-name="P10"><text:span text:style-name="T5">S</text:span><text:span text:style-name="T4">upport d'information :</text:span> <text:span text:style-name="T11">L</text:span>e support d'information est <text:span text:style-name="T11">une clée USB, un CD ou une disquette. À ne pas confondre avec le périphéri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MP2" style:family="paragraph" style:parent-style-name="Footer">
      <style:paragraph-properties fo:text-align="start" style:justify-single-word="false"/>
      <style:text-properties fo:font-size="10pt" officeooo:paragraph-rsid="00110b92" style:font-size-asian="10pt" style:font-size-complex="10pt"/>
    </style:style>
    <style:style style:name="MT1" style:family="text">
      <style:text-properties fo:font-style="italic" officeooo:rsid="00110b92" style:font-style-asian="italic" style:font-style-complex="italic"/>
    </style:style>
    <style:style style:name="MT2" style:family="text">
      <style:text-properties officeooo:rsid="00110b92"/>
    </style:style>
    <style:style style:name="MT3" style:family="text">
      <style:text-properties officeooo:rsid="00111b9b"/>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ocumentation informatique</text:span><text:span text:style-name="MT2"><text:tab/></text:span><text:span text:style-name="MT3">420-DC1-DM</text:span><text:span text:style-name="MT2"><text:tab/></text:span><text:span text:style-name="MT3">D. Brousseau, K. R.-Bathalon</text:span></text:p>
        <text:p text:style-name="MP1"><text:span text:style-name="MT1">et gestion de documents<text:tab/></text:span><text:span text:style-name="MT3">Hiver 2013</text:span><text:span text:style-name="MT2"><text:tab/></text:span><text:span text:style-name="MT3">et M.-A. Douville-Auger</text:span></text:p>
      </style:header>
      <style:footer>
        <text:p text:style-name="MP2"><text:span text:style-name="MT1">L'évolution des périphériques et supports d'information</text:span><text:span text:style-name="MT2"><text:tab/><text:tab/></text:span><text:span text:style-name="MT2"><text:page-number text:select-page="current">16</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da </meta:initial-creator>
    <meta:creation-date>2013-04-12T01:39:58</meta:creation-date>
    <meta:generator>LibreOffice/3.6$Linux_x86 LibreOffice_project/360m1$Build-2</meta:generator>
    <dc:date>2013-04-16T00:02:04</dc:date>
    <dc:creator>Dada </dc:creator>
    <meta:editing-duration>P0D</meta:editing-duration>
    <meta:editing-cycles>4</meta:editing-cycles>
    <meta:document-statistic meta:table-count="0" meta:image-count="0" meta:object-count="0" meta:page-count="16" meta:paragraph-count="60" meta:word-count="3572" meta:character-count="21561" meta:non-whitespace-character-count="18029"/>
  </office:meta>
</office:document-meta>
</file>